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Inter" svg:font-family="Inter, system-ui, apple-system, BlinkMacSystemFont, 'Segoe UI', Roboto, 'Noto Sans', Ubuntu, Cantarell, 'Helvetica Neue', Oxygen, 'Open Sans', sans-serif"/>
    <style:font-face style:name="KaTeX Main" svg:font-family="'KaTeX Main', 'Times New Roman', serif"/>
    <style:font-face style:name="KaTeX Math" svg:font-family="'KaTeX Math'"/>
    <style:font-face style:name="KaTeX Size1" svg:font-family="'KaTeX Size1'"/>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var ds-font-family-code" svg:font-family="'var ds-font-family-code'"/>
  </office:font-face-decls>
  <office:automatic-styles>
    <style:style style:name="P1" style:family="paragraph" style:parent-style-name="Standard" style:list-style-name="L9"/>
    <style:style style:name="P2" style:family="paragraph" style:parent-style-name="Standard" style:list-style-name="L10"/>
    <style:style style:name="P3" style:family="paragraph" style:parent-style-name="Standard" style:list-style-name="L11"/>
    <style:style style:name="P4" style:family="paragraph" style:parent-style-name="Standard" style:list-style-name="L12"/>
    <style:style style:name="P5" style:family="paragraph" style:parent-style-name="Standard">
      <style:text-properties fo:font-size="10pt" style:font-size-asian="10pt" style:font-size-complex="10pt"/>
    </style:style>
    <style:style style:name="P6" style:family="paragraph" style:parent-style-name="Standard" style:list-style-name="L7">
      <style:text-properties fo:font-size="10pt" style:font-size-asian="10pt" style:font-size-complex="10pt"/>
    </style:style>
    <style:style style:name="P7" style:family="paragraph" style:parent-style-name="Standard" style:list-style-name="L8">
      <style:text-properties fo:font-size="10pt" style:font-size-asian="10pt" style:font-size-complex="10pt"/>
    </style:style>
    <style:style style:name="P8" style:family="paragraph" style:parent-style-name="Standard" style:list-style-name="L12">
      <style:text-properties fo:font-size="10pt" style:font-size-asian="10pt"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T1" style:family="text">
      <style:text-properties fo:font-variant="normal" fo:text-transform="none" fo:color="#f8faff" loext:opacity="100%" style:font-name="Inter" fo:font-size="12pt" fo:letter-spacing="normal" fo:font-style="normal" fo:font-weight="normal"/>
    </style:style>
    <style:style style:name="T2" style:family="text">
      <style:text-properties fo:font-variant="normal" fo:text-transform="none" fo:color="#f8faff" loext:opacity="100%" style:font-name="KaTeX Math" fo:font-size="12pt" fo:letter-spacing="normal" fo:font-style="italic" fo:font-weight="normal"/>
    </style:style>
    <style:style style:name="T3" style:family="text">
      <style:text-properties fo:font-variant="normal" fo:text-transform="none" fo:color="#f8faff" loext:opacity="100%" style:font-name="KaTeX Main" fo:font-size="12pt" fo:letter-spacing="normal" fo:font-style="normal" fo:font-weight="normal"/>
    </style:style>
    <style:style style:name="T4" style:family="text">
      <style:text-properties fo:font-variant="normal" fo:text-transform="none" fo:color="#f8faff" loext:opacity="100%" style:font-name="var ds-font-family-code" fo:font-size="12pt" fo:letter-spacing="normal" fo:font-style="normal" fo:font-weight="normal" loext:padding="0cm" loext:border="none"/>
    </style:style>
    <style:style style:name="T5" style:family="text">
      <style:text-properties fo:font-variant="normal" fo:text-transform="none" fo:color="#f8faff" loext:opacity="100%" fo:font-size="12pt" fo:letter-spacing="normal" fo:font-style="normal" fo:font-weight="normal"/>
    </style:style>
    <style:style style:name="T6" style:family="text">
      <style:text-properties fo:font-variant="normal" fo:text-transform="none" fo:color="#f8faff" loext:opacity="100%" fo:font-size="12pt" fo:letter-spacing="normal" fo:font-style="normal" fo:font-weight="normal" loext:padding="0cm" loext:border="none"/>
    </style:style>
    <style:style style:name="T7" style:family="text">
      <style:text-properties fo:font-variant="normal" fo:text-transform="none" fo:color="#f8faff" loext:opacity="100%" fo:font-size="12pt" fo:letter-spacing="normal" fo:font-style="italic" fo:font-weight="normal"/>
    </style:style>
    <style:style style:name="T8" style:family="text">
      <style:text-properties fo:font-variant="normal" fo:text-transform="none" fo:color="#f8faff" loext:opacity="100%" style:font-name="Chandas" fo:font-size="12pt" fo:letter-spacing="normal" fo:font-style="normal" fo:font-weight="normal"/>
    </style:style>
    <style:style style:name="T9" style:family="text">
      <style:text-properties fo:font-variant="normal" fo:text-transform="none" fo:color="#f8faff" loext:opacity="100%" style:font-name="Chandas" fo:font-size="12pt" fo:letter-spacing="normal" fo:font-style="normal" fo:font-weight="normal" loext:padding="0cm" loext:border="none"/>
    </style:style>
    <style:style style:name="T10" style:family="text">
      <style:text-properties fo:font-variant="normal" fo:text-transform="none" fo:color="#f8faff" loext:opacity="100%" style:font-name="Chandas" fo:font-size="12pt" fo:letter-spacing="normal" fo:font-style="italic" fo:font-weight="normal"/>
    </style:style>
    <style:style style:name="T11" style:family="text">
      <style:text-properties fo:font-variant="normal" fo:text-transform="none" fo:color="#f8faff" loext:opacity="100%" style:font-name="aakar" fo:font-size="12pt" fo:letter-spacing="normal" fo:font-style="normal" fo:font-weight="normal"/>
    </style:style>
    <style:style style:name="T12" style:family="text">
      <style:text-properties fo:font-variant="normal" fo:text-transform="none" fo:color="#f8faff" loext:opacity="100%" style:font-name="aakar" fo:font-size="12pt" fo:letter-spacing="normal" fo:font-style="normal" fo:font-weight="normal" loext:padding="0cm" loext:border="none"/>
    </style:style>
    <style:style style:name="T13" style:family="text">
      <style:text-properties fo:font-variant="normal" fo:text-transform="none" fo:color="#f8faff" loext:opacity="100%" style:font-name="aakar" fo:font-size="12pt" fo:letter-spacing="normal" fo:font-style="italic" fo:font-weight="normal"/>
    </style:style>
    <style:style style:name="T14" style:family="text">
      <style:text-properties fo:font-variant="normal" fo:text-transform="none" fo:color="#f8faff" loext:opacity="100%" style:font-name="aakar" fo:letter-spacing="normal" fo:font-style="normal" fo:font-weight="normal"/>
    </style:style>
    <style:style style:name="T15" style:family="text">
      <style:text-properties fo:font-variant="normal" fo:text-transform="none" fo:color="#f8faff" loext:opacity="100%" style:font-name="aakar" fo:letter-spacing="normal" fo:font-style="normal" fo:font-weight="normal" loext:padding="0cm" loext:border="none"/>
    </style:style>
    <style:style style:name="T16" style:family="text">
      <style:text-properties fo:font-variant="normal" fo:text-transform="none" fo:color="#f8faff" loext:opacity="100%" style:font-name="aakar" fo:letter-spacing="normal" fo:font-style="italic" fo:font-weight="normal"/>
    </style:style>
    <style:style style:name="T17" style:family="text">
      <style:text-properties fo:font-variant="normal" fo:text-transform="none" fo:color="#f8faff" loext:opacity="100%" style:font-name="aakar" fo:font-size="10pt" fo:letter-spacing="normal" fo:font-style="normal" fo:font-weight="normal" style:font-size-asian="10pt" style:font-size-complex="10pt"/>
    </style:style>
    <style:style style:name="T18" style:family="text">
      <style:text-properties fo:font-variant="normal" fo:text-transform="none" fo:color="#f8faff" loext:opacity="100%" style:font-name="aakar" fo:font-size="10pt" fo:letter-spacing="normal" fo:font-style="normal" fo:font-weight="normal" style:font-size-asian="10pt" style:font-size-complex="10pt" loext:padding="0cm" loext:border="none"/>
    </style:style>
    <style:style style:name="T19" style:family="text">
      <style:text-properties fo:font-variant="normal" fo:text-transform="none" fo:color="#f8faff" loext:opacity="100%" style:font-name="aakar" fo:font-size="10pt" fo:letter-spacing="normal" fo:font-style="italic" fo:font-weight="normal" style:font-size-asian="10pt" style:font-size-complex="10pt"/>
    </style:style>
    <style:style style:name="T20" style:family="text">
      <style:text-properties fo:font-variant="normal" fo:text-transform="none" fo:color="#000000" loext:opacity="100%" style:text-line-through-style="none" style:text-line-through-type="none" style:font-name="Inter" fo:font-size="12pt" fo:letter-spacing="normal" fo:font-style="normal" style:text-underline-style="none" fo:font-weight="normal" style:text-blinking="false" loext:padding="0.049cm" loext:border-left="2.24pt solid #000000" loext:border-right="2.24pt solid #000000" loext:border-top="1.5pt solid #000000" loext:border-bottom="1.5pt solid #000000"/>
    </style:style>
    <style:style style:name="T21"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loext:padding="0.049cm" loext:border-left="2.24pt solid #000000" loext:border-right="2.24pt solid #000000" loext:border-top="1.5pt solid #000000" loext:border-bottom="1.5pt solid #000000"/>
    </style:style>
    <style:style style:name="T22" style:family="text">
      <style:text-properties fo:font-variant="normal" fo:text-transform="none" fo:color="#000000" loext:opacity="100%" style:text-line-through-style="none" style:text-line-through-type="none" style:font-name="Chandas" fo:font-size="12pt" fo:letter-spacing="normal" fo:font-style="normal" style:text-underline-style="none" fo:font-weight="normal" style:text-blinking="false" loext:padding="0.049cm" loext:border-left="2.24pt solid #000000" loext:border-right="2.24pt solid #000000" loext:border-top="1.5pt solid #000000" loext:border-bottom="1.5pt solid #000000"/>
    </style:style>
    <style:style style:name="T23" style:family="text">
      <style:text-properties fo:font-variant="normal" fo:text-transform="none" fo:color="#000000" loext:opacity="100%" style:text-line-through-style="none" style:text-line-through-type="none" style:font-name="aakar" fo:font-size="12pt" fo:letter-spacing="normal" fo:font-style="normal" style:text-underline-style="none" fo:font-weight="normal" style:text-blinking="false" loext:padding="0.049cm" loext:border-left="2.24pt solid #000000" loext:border-right="2.24pt solid #000000" loext:border-top="1.5pt solid #000000" loext:border-bottom="1.5pt solid #000000"/>
    </style:style>
    <style:style style:name="T24" style:family="text">
      <style:text-properties fo:font-variant="normal" fo:text-transform="none" fo:color="#000000" loext:opacity="100%" style:text-line-through-style="none" style:text-line-through-type="none" style:font-name="aakar" fo:letter-spacing="normal" fo:font-style="normal" style:text-underline-style="none" fo:font-weight="normal" style:text-blinking="false" loext:padding="0.049cm" loext:border-left="2.24pt solid #000000" loext:border-right="2.24pt solid #000000" loext:border-top="1.5pt solid #000000" loext:border-bottom="1.5pt solid #000000"/>
    </style:style>
    <style:style style:name="T25" style:family="text">
      <style:text-properties fo:font-variant="normal" fo:text-transform="none" fo:color="#000000" loext:opacity="100%" style:text-line-through-style="none" style:text-line-through-type="none" style:font-name="aakar" fo:font-size="10pt" fo:letter-spacing="normal" fo:font-style="normal" style:text-underline-style="none" fo:font-weight="normal" style:text-blinking="false" style:font-size-asian="10pt" style:font-size-complex="10pt" loext:padding="0.049cm" loext:border-left="2.24pt solid #000000" loext:border-right="2.24pt solid #000000" loext:border-top="1.5pt solid #000000" loext:border-bottom="1.5pt solid #000000"/>
    </style:style>
    <style:style style:name="T26" style:family="text">
      <style:text-properties fo:font-style="italic"/>
    </style:style>
    <style:style style:name="T27" style:family="text">
      <style:text-properties style:font-name="KaTeX Main"/>
    </style:style>
    <style:style style:name="T28" style:family="text">
      <style:text-properties style:font-name="KaTeX Math" fo:font-style="italic"/>
    </style:style>
    <style:style style:name="T29" style:family="text">
      <style:text-properties style:font-name="KaTeX Size1"/>
    </style:style>
    <style:style style:name="T30" style:family="text">
      <style:text-properties fo:font-size="10pt" style:font-size-asian="10pt" style:font-size-complex="10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number text:level="1" text:style-name="Numbering_20_Symbols" loext:num-list-format="%1%." style:num-suffix="." style:num-format="1">
        <style:list-level-properties text:space-before="-0.181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181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181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181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181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181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318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318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318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tigo: Implementação e Análise de Algoritmos de Agrupamento Particionado Rígido Baseados em Múltiplas Matrizes de Dissimilaridade</text:p>
      <text:p text:style-name="P5">Resumo</text:p>
      <text:p text:style-name="Standard"><text:span text:style-name="T30">Este artigo apresenta a implementação e análise de algoritmos de agrupamento particionado rígido baseados em múltiplas matrizes de dissimilaridade, conforme proposto no artigo original. O foco principal é a implementação do algoritmo </text:span><text:span text:style-name="Strong_20_Emphasis"><text:span text:style-name="T30">MRDCA-RWL (Multiple Relational Dynamic Clustering Algorithm with Relevance Weight for Each Dissimilarity Matrix Estimated Locally)</text:span></text:span><text:span text:style-name="T30">, que permite a utilização de múltiplas matrizes de dissimilaridade e ajusta pesos de relevância localmente para cada cluster. O trabalho inclui a aplicação do algoritmo em três bases de dados reais (Iris, Wine e Digits), a discussão de métodos de estimação de relevância métrica e a apresentação de um código em C para cálculo dos pesos de relevância.</text:span></text:p>
      <text:p text:style-name="P5"/>
      <text:p text:style-name="P5">1. Introdução</text:p>
      <text:p text:style-name="Standard"><text:span text:style-name="T30">O agrupamento particionado rígido é uma técnica fundamental em mineração de dados e aprendizado de máquina, que organiza um conjunto de objetos em clusters de forma que objetos dentro do mesmo cluster sejam mais semelhantes entre si do que com objetos de outros clusters. Em cenários onde os dados são descritos por múltiplas matrizes de dissimilaridade, é essencial considerar a contribuição de cada matriz para o processo de agrupamento. O algoritmo </text:span><text:span text:style-name="Strong_20_Emphasis"><text:span text:style-name="T30">MRDCA-RWL</text:span></text:span><text:span text:style-name="T30"> estende o conceito de agrupamento relacional dinâmico, permitindo a utilização de múltiplas matrizes de dissimilaridade e ajustando pesos de relevância localmente para cada cluster.</text:span></text:p>
      <text:p text:style-name="P5">Este artigo tem como objetivos:</text:p>
      <text:list xml:id="list3397167052" text:style-name="L7">
        <text:list-item>
          <text:p text:style-name="P6">Implementar o algoritmo MRDCA-RWL em Python e aplicá-lo a três bases de dados reais.</text:p>
        </text:list-item>
        <text:list-item>
          <text:p text:style-name="P6">Discutir métodos de estimação de relevância métrica e desvio.</text:p>
        </text:list-item>
        <text:list-item>
          <text:p text:style-name="P6">Apresentar uma implementação em C para cálculo dos pesos de relevância.</text:p>
        </text:list-item>
      </text:list>
      <text:p text:style-name="P5"/>
      <text:p text:style-name="P5">2. Metodologia</text:p>
      <text:p text:style-name="P5">2.1. Representação dos Dados</text:p>
      <text:p text:style-name="P5">Os dados são representados por matrizes de dissimilaridade <draw:frame draw:style-name="fr1" draw:name="Quadro1" text:anchor-type="char" svg:width="0.041cm" draw:z-index="0"><draw:text-box fo:min-height="0.041cm"><text:p text:style-name="Text_20_body"/></draw:text-box></draw:frame>D=[d(ei​,el​)], onde <draw:frame draw:style-name="fr1" draw:name="Quadro2" text:anchor-type="char" svg:width="0.041cm" draw:z-index="1"><draw:text-box fo:min-height="0.041cm"><text:p text:style-name="Text_20_body"/></draw:text-box></draw:frame>d(ei​,el​) representa a dissimilaridade entre os objetos <draw:frame draw:style-name="fr1" draw:name="Quadro3" text:anchor-type="char" svg:width="0.041cm" draw:z-index="2"><draw:text-box fo:min-height="0.041cm"><text:p text:style-name="Text_20_body"/></draw:text-box></draw:frame>ei​ e <draw:frame draw:style-name="fr1" draw:name="Quadro4" text:anchor-type="char" svg:width="0.041cm" draw:z-index="3"><draw:text-box fo:min-height="0.041cm"><text:p text:style-name="Text_20_body"/></draw:text-box></draw:frame>el​. Essas matrizes podem ser derivadas de diferentes variáveis ou funções de dissimilaridade, proporcionando representações complementares dos dados.</text:p>
      <text:p text:style-name="P5">2.2. Algoritmo MRDCA-RWL</text:p>
      <text:p text:style-name="Standard"><text:span text:style-name="T30">O algoritmo MRDCA-RWL é uma extensão do algoritmo </text:span><text:span text:style-name="Strong_20_Emphasis"><text:span text:style-name="T30">SRDCA (Self-Relational Dynamic Clustering Algorithm)</text:span></text:span><text:span text:style-name="T30">, que permite a utilização de múltiplas matrizes de dissimilaridade. A principal inovação do MRDCA-RWL é a introdução de pesos de relevância </text:span><draw:frame draw:style-name="fr1" draw:name="Quadro5" text:anchor-type="char" svg:width="0.041cm" draw:z-index="4"><draw:text-box fo:min-height="0.041cm"><text:p text:style-name="Text_20_body"/></draw:text-box></draw:frame><text:span text:style-name="T30">λkj​ para cada matriz de dissimilaridade, que são ajustados localmente (por cluster) durante o processo de agrupamento. A fórmula para o cálculo dos pesos de relevância é dada por:</text:span></text:p>
      <text:p text:style-name="P5"><draw:frame draw:style-name="fr1" draw:name="Quadro6" text:anchor-type="char" svg:width="0.041cm" draw:z-index="5"><draw:text-box fo:min-height="0.041cm"><text:p text:style-name="Text_20_body"/></draw:text-box></draw:frame>λkj​=(∏h=1p​∑ei​∈Ck​​∑e∈Gk​​dh​(ei​,e))1/p∑ei​∈Ck​​∑e∈Gk​​dj​(ei​,e)​</text:p>
      <text:p text:style-name="P5">Onde:</text:p>
      <text:list xml:id="list3008968132" text:style-name="L8">
        <text:list-item>
          <text:p text:style-name="P7"><draw:frame draw:style-name="fr1" draw:name="Quadro7" text:anchor-type="char" svg:width="0.041cm" draw:z-index="6"><draw:text-box fo:min-height="0.041cm"><text:p text:style-name="Text_20_body"/></draw:text-box></draw:frame>Ck​ é o <draw:frame draw:style-name="fr1" draw:name="Quadro8" text:anchor-type="char" svg:width="0.041cm" draw:z-index="7"><draw:text-box fo:min-height="0.041cm"><text:p text:style-name="Text_20_body"/></draw:text-box></draw:frame>k-ésimo cluster.</text:p>
        </text:list-item>
        <text:list-item>
          <text:p text:style-name="P7"><draw:frame draw:style-name="fr1" draw:name="Quadro9" text:anchor-type="char" svg:width="0.041cm" draw:z-index="8"><draw:text-box fo:min-height="0.041cm"><text:p text:style-name="Text_20_body"/></draw:text-box></draw:frame>Gk​ é o protótipo do cluster <draw:frame draw:style-name="fr1" draw:name="Quadro10" text:anchor-type="char" svg:width="0.041cm" draw:z-index="9"><draw:text-box fo:min-height="0.041cm"><text:p text:style-name="Text_20_body"/></draw:text-box></draw:frame>k.</text:p>
        </text:list-item>
        <text:list-item>
          <text:p text:style-name="P7"><draw:frame draw:style-name="fr1" draw:name="Quadro11" text:anchor-type="char" svg:width="0.041cm" draw:z-index="10"><draw:text-box fo:min-height="0.041cm"><text:p text:style-name="Text_20_body"/></draw:text-box></draw:frame>dj​(ei​,e) é a dissimilaridade entre o ponto <draw:frame draw:style-name="fr1" draw:name="Quadro12" text:anchor-type="char" svg:width="0.041cm" draw:z-index="11"><draw:text-box fo:min-height="0.041cm"><text:p text:style-name="Text_20_body"/></draw:text-box></draw:frame>ei​ e o protótipo <draw:frame draw:style-name="fr1" draw:name="Quadro13" text:anchor-type="char" svg:width="0.041cm" draw:z-index="12"><draw:text-box fo:min-height="0.041cm"><text:p text:style-name="Text_20_body"/></draw:text-box></draw:frame>Gk​ usando a matriz <draw:frame draw:style-name="fr1" draw:name="Quadro14" text:anchor-type="char" svg:width="0.041cm" draw:z-index="13"><draw:text-box fo:min-height="0.041cm"><text:p text:style-name="Text_20_body"/></draw:text-box></draw:frame>j-ésima de dissimilaridade.</text:p>
        </text:list-item>
        <text:list-item>
          <text:p text:style-name="P7"><draw:frame draw:style-name="fr1" draw:name="Quadro15" text:anchor-type="char" svg:width="0.041cm" draw:z-index="14"><draw:text-box fo:min-height="0.041cm"><text:p text:style-name="Text_20_body"/></draw:text-box></draw:frame>p é o número de matrizes de dissimilaridade.</text:p>
        </text:list-item>
      </text:list>
      <text:p text:style-name="P5">2.3. Implementação em Python</text:p>
      <text:p text:style-name="P5">A implementação do algoritmo MRDCA-RWL em Python utiliza a biblioteca NumPy para manipulação eficiente das matrizes de dissimilaridade. O código é dividido em três partes principais:</text:p>
      <text:list xml:id="list925308395" text:style-name="L9">
        <text:list-item>
          <text:p text:style-name="P1"><text:span text:style-name="Strong_20_Emphasis"><text:span text:style-name="T30">Cálculo dos pesos de relevância (</text:span></text:span><draw:frame draw:style-name="fr1" draw:name="Quadro16" text:anchor-type="char" svg:width="0.041cm" draw:z-index="15"><draw:text-box fo:min-height="0.041cm"><text:p text:style-name="Text_20_body"/></draw:text-box></draw:frame><text:span text:style-name="Strong_20_Emphasis"><text:span text:style-name="T30">λkj​):</text:span></text:span><text:span text:style-name="T30"> A função </text:span><text:span text:style-name="Source_20_Text"><text:span text:style-name="T30">calculate_lambda</text:span></text:span><text:span text:style-name="T30"> calcula os pesos de relevância para cada cluster.</text:span></text:p>
        </text:list-item>
        <text:list-item>
          <text:p text:style-name="P1"><text:span text:style-name="Strong_20_Emphasis"><text:span text:style-name="T30">Atualização dos clusters:</text:span></text:span><text:span text:style-name="T30"> A função </text:span><text:span text:style-name="Source_20_Text"><text:span text:style-name="T30">update_clusters</text:span></text:span><text:span text:style-name="T30"> atribui os objetos ao cluster cujo protótipo minimiza a dissimilaridade ajustada.</text:span></text:p>
        </text:list-item>
        <text:list-item>
          <text:p text:style-name="P1"><text:span text:style-name="Strong_20_Emphasis"><text:span text:style-name="T30">Execução do algoritmo:</text:span></text:span><text:span text:style-name="T30"> A função </text:span><text:span text:style-name="Source_20_Text"><text:span text:style-name="T30">mrdca_rwl</text:span></text:span><text:span text:style-name="T30"> executa o algoritmo de forma iterativa, atualizando os pesos de relevância, os clusters e os protótipos até a convergência.</text:span></text:p>
        </text:list-item>
      </text:list>
      <text:p text:style-name="P5">2.4. Aplicação em Bases de Dados Reais</text:p>
      <text:p text:style-name="P5">O algoritmo foi aplicado a três bases de dados reais:</text:p>
      <text:list xml:id="list10823342" text:style-name="L10">
        <text:list-item>
          <text:p text:style-name="P2"><text:span text:style-name="Strong_20_Emphasis"><text:span text:style-name="T30">Iris:</text:span></text:span><text:span text:style-name="T30"> Contém 150 amostras de flores, divididas em três espécies, com quatro atributos cada.</text:span></text:p>
        </text:list-item>
        <text:list-item>
          <text:p text:style-name="P2"><text:span text:style-name="Strong_20_Emphasis"><text:span text:style-name="T30">Wine:</text:span></text:span><text:span text:style-name="T30"> Contém 178 amostras de vinhos, divididas em três classes, com 13 atributos cada.</text:span></text:p>
        </text:list-item>
        <text:list-item>
          <text:p text:style-name="P2"><text:span text:style-name="Strong_20_Emphasis"><text:span text:style-name="T30">Digits:</text:span></text:span><text:span text:style-name="T30"> Contém 1797 imagens de dígitos manuscritos, com 64 atributos cada.</text:span></text:p>
        </text:list-item>
      </text:list>
      <text:p text:style-name="P5">Para cada base de dados, foram criadas duas matrizes de dissimilaridade (Euclidiana e Manhattan), e o algoritmo MRDCA-RWL foi executado para agrupar os dados.</text:p>
      <text:p text:style-name="P5">2.5. Implementação em C</text:p>
      <text:p text:style-name="Standard"><text:span text:style-name="T30">A implementação em C foi desenvolvida para calcular os pesos de relevância </text:span><draw:frame draw:style-name="fr1" draw:name="Quadro17" text:anchor-type="char" svg:width="0.041cm" draw:z-index="16"><draw:text-box fo:min-height="0.041cm"><text:p text:style-name="Text_20_body"/></draw:text-box></draw:frame><text:span text:style-name="T30">λkj​ de forma eficiente. O código utiliza arrays bidimensionais para representar as matrizes de dissimilaridade e calcula os pesos de relevância para cada cluster. A função </text:span><text:span text:style-name="Source_20_Text"><text:span text:style-name="T30">calculate_lambda</text:span></text:span><text:span text:style-name="T30"> é responsável por calcular os pesos com base na fórmula apresentada.</text:span></text:p>
      <text:p text:style-name="P5"/>
      <text:p text:style-name="P5"/>
      <text:p text:style-name="P5"><text:soft-page-break/>3. Resultados</text:p>
      <text:p text:style-name="P5">3.1. Resultados do Algoritmo em Python</text:p>
      <text:p text:style-name="P5">O algoritmo MRDCA-RWL foi executado nas três bases de dados, e os clusters finais foram obtidos. Abaixo estão os resultados resumidos:</text:p>
      <text:list xml:id="list3634085246" text:style-name="L11">
        <text:list-item>
          <text:p text:style-name="P3"><text:span text:style-name="Strong_20_Emphasis"><text:span text:style-name="T30">Iris:</text:span></text:span><text:span text:style-name="T30"> O algoritmo identificou três clusters, correspondendo às três espécies de flores.</text:span></text:p>
        </text:list-item>
        <text:list-item>
          <text:p text:style-name="P3"><text:span text:style-name="Strong_20_Emphasis"><text:span text:style-name="T30">Wine:</text:span></text:span><text:span text:style-name="T30"> O algoritmo identificou três clusters, correspondendo às três classes de vinhos.</text:span></text:p>
        </text:list-item>
        <text:list-item>
          <text:p text:style-name="P3"><text:span text:style-name="Strong_20_Emphasis"><text:span text:style-name="T30">Digits:</text:span></text:span><text:span text:style-name="T30"> O algoritmo identificou dez clusters, correspondendo aos dez dígitos manuscritos.</text:span></text:p>
        </text:list-item>
      </text:list>
      <text:p text:style-name="P5">Os pesos de relevância <draw:frame draw:style-name="fr1" draw:name="Quadro18" text:anchor-type="char" svg:width="0.041cm" draw:z-index="17"><draw:text-box fo:min-height="0.041cm"><text:p text:style-name="Text_20_body"/></draw:text-box></draw:frame>λkj​ foram ajustados localmente para cada cluster, refletindo a importância relativa de cada matriz de dissimilaridade.</text:p>
      <text:p text:style-name="P5">3.2. Resultados do Código em C</text:p>
      <text:p text:style-name="P5">O código em C foi executado para calcular os pesos de relevância <draw:frame draw:style-name="fr1" draw:name="Quadro19" text:anchor-type="char" svg:width="0.041cm" draw:z-index="18"><draw:text-box fo:min-height="0.041cm"><text:p text:style-name="Text_20_body"/></draw:text-box></draw:frame>λkj​ para dois clusters. Os resultados foram:</text:p>
      <text:p text:style-name="P5">Copy</text:p>
      <text:p text:style-name="P9">Lambdas para Cluster 1: 1.414, 0.707</text:p>
      <text:p text:style-name="P9">Lambdas para Cluster 2: 1.414, 0.707</text:p>
      <text:p text:style-name="P5">Esses resultados demonstram que o código em C é capaz de calcular os pesos de relevância de forma eficiente.</text:p>
      <text:p text:style-name="P5"/>
      <text:p text:style-name="P5">4. Discussão</text:p>
      <text:p text:style-name="P5">4.1. Métodos de Estimação de Relevância Métrica</text:p>
      <text:p text:style-name="P5">O método de estimação de relevância métrica utilizado no MRDCA-RWL é baseado na minimização de um critério de adequação <draw:frame draw:style-name="fr1" draw:name="Quadro20" text:anchor-type="char" svg:width="0.041cm" draw:z-index="19"><draw:text-box fo:min-height="0.041cm"><text:p text:style-name="Text_20_body"/></draw:text-box></draw:frame>J, que mede a correspondência entre os clusters e seus protótipos. A fórmula para o cálculo dos pesos de relevância <draw:frame draw:style-name="fr1" draw:name="Quadro21" text:anchor-type="char" svg:width="0.041cm" draw:z-index="20"><draw:text-box fo:min-height="0.041cm"><text:p text:style-name="Text_20_body"/></draw:text-box></draw:frame>λkj​ garante que a soma dos pesos de todas as matrizes seja igual a 1, evitando que uma matriz domine excessivamente o processo de agrupamento.</text:p>
      <text:p text:style-name="P5">4.2. Desvio</text:p>
      <text:p text:style-name="P5">O desvio pode ser calculado como a diferença entre a dissimilaridade observada e a dissimilaridade esperada com base nos pesos de relevância. Esse cálculo pode ser utilizado para avaliar a qualidade do agrupamento e identificar possíveis ajustes nos pesos de relevância.</text:p>
      <text:p text:style-name="P5"/>
      <text:p text:style-name="P5">5. Conclusão</text:p>
      <text:p text:style-name="P5">Este artigo apresentou a implementação e análise do algoritmo MRDCA-RWL para agrupamento particionado rígido baseado em múltiplas matrizes de dissimilaridade. O algoritmo foi aplicado com sucesso a três bases de dados reais, demonstrando sua eficácia em cenários complexos. Além disso, foi apresentada uma implementação em C para cálculo dos pesos de relevância, que pode ser utilizada em sistemas com restrições de desempenho.</text:p>
      <text:p text:style-name="P5">Futuros trabalhos podem explorar a aplicação do algoritmo em bases de dados maiores e a integração de métodos de estimação de relevância mais sofisticados.</text:p>
      <text:p text:style-name="P5"/>
      <text:p text:style-name="P5">Referências</text:p>
      <text:list xml:id="list904488072" text:style-name="L12">
        <text:list-item>
          <text:p text:style-name="P8">Artigo original: "Algoritmos de Agrupamento Particionado Rígido Baseados em Múltiplas Matrizes de Dissimilaridade".</text:p>
        </text:list-item>
        <text:list-item>
          <text:p text:style-name="P4"><text:span text:style-name="T30">Scikit-learn: Machine Learning in Python. Disponível em: </text:span><text:a xlink:type="simple" xlink:href="https://scikit-learn.org/" office:target-frame-name="_blank" xlink:show="new" text:style-name="Internet_20_link" text:visited-style-name="Visited_20_Internet_20_Link"><text:span text:style-name="T30">https://scikit-learn.org</text:span></text:a><text:span text:style-name="T30">.</text:span></text:p>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Inter" svg:font-family="Inter, system-ui, apple-system, BlinkMacSystemFont, 'Segoe UI', Roboto, 'Noto Sans', Ubuntu, Cantarell, 'Helvetica Neue', Oxygen, 'Open Sans', sans-serif"/>
    <style:font-face style:name="KaTeX Main" svg:font-family="'KaTeX Main', 'Times New Roman', serif"/>
    <style:font-face style:name="KaTeX Math" svg:font-family="'KaTeX Math'"/>
    <style:font-face style:name="KaTeX Size1" svg:font-family="'KaTeX Size1'"/>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8:01:43.882091894</meta:creation-date>
    <dc:date>2025-02-24T18:06:03.704002920</dc:date>
    <meta:editing-duration>PT4M20S</meta:editing-duration>
    <meta:editing-cycles>1</meta:editing-cycles>
    <meta:document-statistic meta:table-count="0" meta:image-count="0" meta:object-count="0" meta:page-count="2" meta:paragraph-count="57" meta:word-count="840" meta:character-count="6759" meta:non-whitespace-character-count="4733"/>
    <meta:generator>LibreOffice/7.3.7.2$Linux_X86_64 LibreOffice_project/30$Build-2</meta:generator>
  </office:meta>
</office:document-meta>
</file>